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85def" officeooo:paragraph-rsid="00185def"/>
    </style:style>
    <style:style style:name="P2" style:family="paragraph" style:parent-style-name="Standard">
      <style:text-properties officeooo:rsid="00185def"/>
    </style:style>
    <style:style style:name="P3" style:family="paragraph" style:parent-style-name="Standard">
      <style:text-properties officeooo:rsid="00185def" officeooo:paragraph-rsid="00185def"/>
    </style:style>
    <style:style style:name="P4" style:family="paragraph" style:parent-style-name="Text_20_body">
      <style:text-properties officeooo:rsid="00185def" officeooo:paragraph-rsid="00185def"/>
    </style:style>
    <style:style style:name="P5" style:family="paragraph" style:parent-style-name="Heading_20_1">
      <style:text-properties officeooo:rsid="00185def" officeooo:paragraph-rsid="00185def"/>
    </style:style>
    <style:style style:name="P6" style:family="paragraph" style:parent-style-name="Standard">
      <style:text-properties officeooo:rsid="00185def" officeooo:paragraph-rsid="00185def"/>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T1" style:family="text">
      <style:text-properties style:text-position="-33% 80%"/>
    </style:style>
    <style:style style:name="T2" style:family="text">
      <style:text-properties officeooo:rsid="001b50a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urse Overview</text:h>
      <text:p text:style-name="Text_20_body">Welcome to the introductory course on Relational Databases. This course is part of the IBM Data Engineering Professional Certificate designed to prepare you for a career as a Junior Data Engineer.</text:p>
      <text:p text:style-name="Text_20_body">Every good relational database solution begins with a solid design and implementation strategy. A well-designed relational database ensures that the users and applications that depend on the data will know that it is:</text:p>
      <text:list xml:id="list3752145144" text:style-name="L1">
        <text:list-item>
          <text:p text:style-name="P7"><text:span text:style-name="Strong_20_Emphasis">Accurate</text:span>. Can you rely on the accuracy of the data as new information is added or it is modified?</text:p>
        </text:list-item>
        <text:list-item>
          <text:p text:style-name="P7"><text:span text:style-name="Strong_20_Emphasis">Easy to access</text:span>. Is the data organized to make it fast, easy, and predictable to query and maintain?</text:p>
        </text:list-item>
        <text:list-item>
          <text:p text:style-name="P7"><text:span text:style-name="Strong_20_Emphasis">Reliable</text:span>. Can your database design ensure data integrity and maintain consistent and reliable data?</text:p>
        </text:list-item>
        <text:list-item>
          <text:p text:style-name="P7"><text:span text:style-name="Strong_20_Emphasis">Flexible</text:span>. Can you update or expand on the design to meet future data requirements?</text:p>
        </text:list-item>
      </text:list>
      <text:p text:style-name="Text_20_body">In this course, you will learn some basic relational database concepts and learn to think about data in terms of relationships and how information can be best organized to produce the results you want to achieve. You will also learn about different deployment topologies options and the tradeoffs that impact your design decisions. You will then move onto relational database design, creating an Entity Relationship Diagram for a specific use case that serves as the blueprint for the implementation of your database. You will also learn about the role of relational model constraints in ensuring that your data maintains its integrity and achieves a level of performance that meets the needs of the users of the data.</text:p>
      <text:p text:style-name="Text_20_body">With a solid plan, you will then learn how to use SQL statements and several Relational Database Management Systems (RDBMS) tools to transform a relational database design into a physical database and its objects, such as tables, keys, indexes, and constraints.</text:p>
      <text:p text:style-name="Text_20_body">You will build hands-on experience by developing an Entity Relationship Diagram to map out the data model of a relational database, applying techniques that help improve the integrity of your data and the performance of your queries.</text:p>
      <text:p text:style-name="Text_20_body">You will also learn the fundamentals of Db2, explore how to manipulate data within tables and implement the design in IBM Db2 on Cloud through a series of optional hands-on labs.</text:p>
      <text:p text:style-name="Text_20_body"><text:span text:style-name="Strong_20_Emphasis">Course Content</text:span></text:p>
      <text:p text:style-name="Text_20_body">This course is divided into four modules. It is recommended that you complete one module per week or at a pace that suits you - whether it's a few hours every day or completing the entire course over a weekend or even in one day.</text:p>
      <text:h text:style-name="Heading_20_2" text:outline-level="2"><text:span text:style-name="Strong_20_Emphasis">Introduction to Relational Databases (RDBMS)</text:span></text:h>
      <text:p text:style-name="Text_20_body"><text:span text:style-name="Strong_20_Emphasis">Module 1: Relational Database Concepts</text:span></text:p>
      <text:list xml:id="list1693781803" text:style-name="L2">
        <text:list-item>
          <text:p text:style-name="P8">Lesson: Fundamental Relational Database Concepts</text:p>
        </text:list-item>
        <text:list-item>
          <text:p text:style-name="P8"><text:soft-page-break/>Lesson: Introducing Relational Database Products</text:p>
        </text:list-item>
        <text:list-item>
          <text:p text:style-name="P8">Lesson: Module 1 Summary and Assessment</text:p>
        </text:list-item>
      </text:list>
      <text:p text:style-name="Text_20_body"><text:span text:style-name="Strong_20_Emphasis">Module 2: Using Relational Databases</text:span></text:p>
      <text:list xml:id="list2921859235" text:style-name="L3">
        <text:list-item>
          <text:p text:style-name="P9">Lesson: Creating Tables and Loading Data</text:p>
        </text:list-item>
        <text:list-item>
          <text:p text:style-name="P9">Lesson: Designing Keys, Indexes, and Constraints</text:p>
        </text:list-item>
        <text:list-item>
          <text:p text:style-name="P9">Lesson: Module 2 Summary and Assessment</text:p>
        </text:list-item>
        <text:list-item>
          <text:p text:style-name="P9">Lesson: (Optional) Db2 Labs</text:p>
        </text:list-item>
      </text:list>
      <text:p text:style-name="Text_20_body"><text:span text:style-name="Strong_20_Emphasis">Module 3: MySQL and PostgreSQL</text:span></text:p>
      <text:list xml:id="list2558121680" text:style-name="L4">
        <text:list-item>
          <text:p text:style-name="P10">Lesson: MySQL</text:p>
        </text:list-item>
        <text:list-item>
          <text:p text:style-name="P10">Lesson: PostgreSQL</text:p>
        </text:list-item>
        <text:list-item>
          <text:p text:style-name="P10">Lesson: Module 3 Summary and Assessment</text:p>
        </text:list-item>
      </text:list>
      <text:p text:style-name="Text_20_body"><text:span text:style-name="Strong_20_Emphasis">Module 4: Final Project and Assessment</text:span></text:p>
      <text:list xml:id="list4184489722" text:style-name="L5">
        <text:list-item>
          <text:p text:style-name="P11">Lesson: ERDs and Final Project</text:p>
        </text:list-item>
        <text:list-item>
          <text:p text:style-name="P11">Lesson: Glossary and Final Assessment</text:p>
        </text:list-item>
        <text:list-item>
          <text:p text:style-name="P11">Lesson: Course Wrap-up</text:p>
        </text:list-item>
      </text:list>
      <text:p text:style-name="Text_20_body">Watch the videos, work through the labs, and add to your portfolio. Good luck!</text:p>
      <text:p text:style-name="Standard"/>
      <text:p text:style-name="Standard"/>
      <text:p text:style-name="P2">Conceptos basicos:</text:p>
      <text:p text:style-name="P3">de conjuntos:</text:p>
      <text:p text:style-name="P3"/>
      <text:p text:style-name="P3">power set: <text:s/>(P(A))</text:p>
      <text:p text:style-name="P3">universal sets: <text:s/>(U)</text:p>
      <text:p text:style-name="P3"/>
      <text:h text:style-name="P1" text:outline-level="1">Summary and Highlights </text:h>
      <text:p text:style-name="Text_20_body">Congratulations! You have completed this lesson. At this point, you know that:</text:p>
      <text:list xml:id="list2423317752" text:style-name="L6">
        <text:list-item>
          <text:p text:style-name="P12">There are three main data categories. These include: structured, unstructured, and semi-structured.</text:p>
        </text:list-item>
        <text:list-item>
          <text:p text:style-name="P12">Data repositories store and manage data centrally, including relational and non-relational databases.</text:p>
        </text:list-item>
        <text:list-item>
          <text:p text:style-name="P12">Information Models provide abstract representations of entities and relationships, whereas Data Models serve as blueprints for practical database structures.</text:p>
        </text:list-item>
        <text:list-item>
          <text:p text:style-name="P12">An Entity-Relationship Diagram (ERD) is a visual representation that illustrates the relationships and interactions between entities in a database.</text:p>
        </text:list-item>
        <text:list-item>
          <text:p text:style-name="P12"><text:soft-page-break/>The fundamental components that form the structure of a relationship include entities, relationship sets, and crow’s foot notations.</text:p>
        </text:list-item>
        <text:list-item>
          <text:p text:style-name="P12">Varchar, an abbreviation for variable character, is a data type that stores character strings.</text:p>
        </text:list-item>
        <text:list-item>
          <text:p text:style-name="P12">Sets characterized by their unordered collections include operations such as membership, subsets, union, and intersection.</text:p>
        </text:list-item>
        <text:list-item>
          <text:p text:style-name="P12">Relations describe connections between set elements and consist of two essential components: The Relation Schema and the Relation Instance.</text:p>
        </text:list-item>
      </text:list>
      <text:p text:style-name="P3"/>
      <text:p text:style-name="P3"/>
      <text:h text:style-name="P1" text:outline-level="1">Reading: Deep Dive into Advanced Relational Model Concepts</text:h>
      <text:p text:style-name="Text_20_body"><text:span text:style-name="Strong_20_Emphasis">Estimated time:</text:span> 10 minutes</text:p>
      <text:h text:style-name="Heading_20_2" text:outline-level="2">1. Functional Dependencies (FDs)</text:h>
      <text:p text:style-name="Text_20_body">FDs are fundamental building blocks for ensuring data integrity and consistency in relational databases. They represent a specific type of relationship between attributes in a relation, where the value of one attribute (determinant) uniquely determines the value of another attribute (dependent). In simpler terms, if you know the value of the determinant, you can always identify the exact value of the dependent attribute.</text:p>
      <text:p text:style-name="Text_20_body">Here are some key points about FDs:</text:p>
      <text:list xml:id="list424819078" text:style-name="L7">
        <text:list-item>
          <text:p text:style-name="P20">Notation: FDs are typically written as X -&gt; Y, where X is the determinant and Y is the dependent attribute.</text:p>
        </text:list-item>
        <text:list-item>
          <text:p text:style-name="P20">Examples:</text:p>
          <text:list>
            <text:list-item>
              <text:p text:style-name="P20">In the "Car Dealership" database, VIN -&gt; Model represents an FD. Knowing the VIN uniquely determines the car's model.</text:p>
            </text:list-item>
            <text:list-item>
              <text:p text:style-name="P20">CustomerID -&gt; (CustomerName, PhoneNumber) is another FD, as the customer ID uniquely identifies their name and phone number.</text:p>
            </text:list-item>
          </text:list>
        </text:list-item>
        <text:list-item>
          <text:p text:style-name="P20">Properties:</text:p>
          <text:list>
            <text:list-item>
              <text:p text:style-name="P20">Reflexivity: X -&gt; X (every attribute determines itself).</text:p>
            </text:list-item>
            <text:list-item>
              <text:p text:style-name="P20">Transitivity: If X -&gt; Y and Y -&gt; Z, then X -&gt; Z (dependencies can chain together).</text:p>
            </text:list-item>
            <text:list-item>
              <text:p text:style-name="P13">Closure: The minimal set of FDs that implies all other FDs in a relation.<text:line-break/>Maintaining FDs help prevent data inconsistencies and duplication. Violating an FD could lead to inaccurate data and unreliable queries.</text:p>
            </text:list-item>
          </text:list>
        </text:list-item>
      </text:list>
      <text:h text:style-name="Heading_20_2" text:outline-level="2">2. Multi-Valued Dependencies (MVDs)</text:h>
      <text:p text:style-name="Text_20_body">MVDs are more complex than FDs. With an MVD one attribute, the determinant, determines a set of possible values for another attribute, the dependent. In other words, knowing the value of the determinant narrows down the potential values the dependent attribute can hold.</text:p>
      <text:p text:style-name="Text_20_body">Here are some key points about MVDs:</text:p>
      <text:list xml:id="list2938569833" text:style-name="L8">
        <text:list-item>
          <text:p text:style-name="P21"><text:soft-page-break/>Notation: MVDs are written as X -&gt; {Y<text:span text:style-name="T1">1</text:span>, Y<text:span text:style-name="T1">2</text:span>, …, Y<text:span text:style-name="T1">n</text:span>}, where X is the determinant and Y<text:span text:style-name="T1">1</text:span>, Y<text:span text:style-name="T1">2</text:span>, …, Y<text:span text:style-name="T1">n</text:span> are the possible values for the dependent attribute.</text:p>
        </text:list-item>
        <text:list-item>
          <text:p text:style-name="P21">Examples:</text:p>
          <text:list>
            <text:list-item>
              <text:p text:style-name="P21">In the "Car Dealership" schema, a potential MVD could be Model -&gt; {Color<text:span text:style-name="T1">1</text:span>, Color<text:span text:style-name="T1">2</text:span>, …, Color<text:span text:style-name="T1">n</text:span>}, where the car model determines the set of available color options.</text:p>
            </text:list-item>
          </text:list>
        </text:list-item>
        <text:list-item>
          <text:p text:style-name="P14">Properties: MVDs have similar properties to FDs, like reflexivity and transitivity. However, they lack closure, meaning .<text:line-break/>Identifying MVDs helps understand the complex relationships between attributes and ensures data consistency within those relationships. Violations of MVDs can lead to invalid data entries.</text:p>
        </text:list-item>
      </text:list>
      <text:h text:style-name="Heading_20_2" text:outline-level="2">3. Candidate Keys</text:h>
      <text:p text:style-name="Text_20_body">Candidate keys uniquely identify each row in a relation. They represent a minimal set of attributes that collectively guarantee no duplicates exist in the table. In other words, if you know the values of the candidate key, you can pinpoint a specific row and only that row. The keys are unique within that table.</text:p>
      <text:p text:style-name="Text_20_body">Here are some key properties of candidate keys:</text:p>
      <text:list xml:id="list1812540476" text:style-name="L9">
        <text:list-item>
          <text:p text:style-name="P22">Uniqueness: Each combination of values in the candidate key must uniquely identify a distinct row.</text:p>
        </text:list-item>
        <text:list-item>
          <text:p text:style-name="P22">Minimality: No proper subset of the candidate key should be able to uniquely identify a row. This ensures that the candidate key is the smallest possible set of attributes needed for unique identification.</text:p>
        </text:list-item>
        <text:list-item>
          <text:p text:style-name="P22">Performance: Having well-defined candidate keys significantly improves query performance. Queries searching for specific rows can utilize indexing on the candidate key for faster data retrieval. It also helps maintain data integrity by preventing duplicate entries.</text:p>
        </text:list-item>
        <text:list-item>
          <text:p text:style-name="P15">Multiple keys: A relation can have multiple candidate keys, meaning different minimal sets of attributes can uniquely identify each row.</text:p>
        </text:list-item>
      </text:list>
      <text:p text:style-name="Text_20_body"/>
      <text:p text:style-name="P4"><text:span text:style-name="T2">C</text:span>ongratulations! You have completed this lesson. At this point, you know that: </text:p>
      <text:list xml:id="list294262127" text:style-name="L10">
        <text:list-item>
          <text:p text:style-name="P16">Deployment topology involves organizing hardware, software, and network components.</text:p>
        </text:list-item>
        <text:list-item>
          <text:p text:style-name="P16">The common deployment topologies include single-tier architecture, client-server architecture or two-tier database architecture, three-tier architecture, and cloud-based deployment.</text:p>
        </text:list-item>
        <text:list-item>
          <text:p text:style-name="P16">Relational Database Management Systems (RDBMSs) offer distributed architectures for critical or large-scale workloads, employing shared disk and shared nothing strategies for optimized performance.</text:p>
        </text:list-item>
        <text:list-item>
          <text:p text:style-name="P16">Databases cater to various user roles, including Data Engineers, Database Administrators (DBAs), Data Scientists, Analysts, and Application Developers.</text:p>
        </text:list-item>
        <text:list-item>
          <text:p text:style-name="P16"><text:soft-page-break/>Data Engineers/DBAs manage databases using GUIs, command line interfaces, and APIs for administrative tasks.</text:p>
        </text:list-item>
        <text:list-item>
          <text:p text:style-name="P16">Open-source relational databases have gained popularity, reaching approximately 50% in the past decade, while cloud databases offer increased scalability and data accessibility.</text:p>
        </text:list-item>
        <text:list-item>
          <text:p text:style-name="P16">Db2 is a versatile family of products deployable across various platforms, providing high availability, disaster recovery, and scalability.</text:p>
        </text:list-item>
        <text:list-item>
          <text:p text:style-name="P16">MySQL supports various programming languages and is a reliable, scalable, and widely adopted database system compatible with UNIX, Windows, and Linux.</text:p>
        </text:list-item>
        <text:list-item>
          <text:p text:style-name="P16">PostgreSQL is an open-source, object-relational database supporting a range of languages for client application development, including features for handling relational, structured, and non-structured data.</text:p>
        </text:list-item>
      </text:list>
      <text:p text:style-name="P3"/>
      <text:p text:style-name="P3"/>
      <text:h text:style-name="P1" text:outline-level="1">Summary and Highlights</text:h>
      <text:p text:style-name="Text_20_body">Congratulations! You have completed this lesson. At this point, you know that:</text:p>
      <text:list xml:id="list3715360956" text:style-name="L11">
        <text:list-item>
          <text:p text:style-name="P17">DDL (Data Definition Language) statements, such as CREATE, ALTER, and DROP, are used for defining, modifying, and deleting objects in a database, like tables and their attributes.</text:p>
        </text:list-item>
        <text:list-item>
          <text:p text:style-name="P17">When creating tables, key considerations involve selecting a schema, defining columns with names, datatypes, and optional values like primary key constraints, and referencing an Entity Relationship Diagram (ERD).</text:p>
        </text:list-item>
        <text:list-item>
          <text:p text:style-name="P17">Methods for creating tables include using visual interfaces like the Db2 on Cloud console, SQL statements, and administrative APIs.</text:p>
        </text:list-item>
        <text:list-item>
          <text:p text:style-name="P17">Post-creation actions may include generating SQL code, modifying table structure, exploring dependencies, and dropping the table if necessary.</text:p>
        </text:list-item>
        <text:list-item>
          <text:p text:style-name="P17">Data manipulation involves DML (Data Manipulation Language) statements for working with data within tables, such as inserting, updating, deleting, or querying records.</text:p>
        </text:list-item>
        <text:list-item>
          <text:p text:style-name="P17">Data movement tasks include populating databases initially, adding or appending data, making copies for development tests or disaster recovery, and ensuring scalability.</text:p>
        </text:list-item>
        <text:list-item>
          <text:p text:style-name="P17">Utilities like BACKUP and RESTORE are used to create and recover copies of entire databases, including tables, views, constraints, and their data.</text:p>
        </text:list-item>
        <text:list-item>
          <text:p text:style-name="P17">The IMPORT utility facilitates inserting data into tables from different formats like DEL/CSV, ASC, and IXF, while the EXPORT utility saves table data into various formats like CSV.</text:p>
        </text:list-item>
        <text:list-item>
          <text:p text:style-name="P17">LOAD utilities enable high-performance insertion of large volumes of data into specified tables, offering quicker and more efficient data loading compared to multiple INSERT statements.</text:p>
        </text:list-item>
        <text:list-item>
          <text:p text:style-name="P17"><text:soft-page-break/>Loading data can be done from various sources, including delimited text files and Cloud Object Storage, and can be managed through user-friendly interfaces like the Load Data utility in the Db2 Web Console.</text:p>
        </text:list-item>
      </text:list>
      <text:p text:style-name="P3"/>
      <text:p text:style-name="P3"/>
      <text:p text:style-name="P3"/>
      <text:p text:style-name="P3"/>
      <text:h text:style-name="P1" text:outline-level="1">Summary and Highlights </text:h>
      <text:p text:style-name="Text_20_body">Congratulations! You have completed this lesson. At this point, you know that:</text:p>
      <text:list xml:id="list2795795099" text:style-name="L12">
        <text:list-item>
          <text:p text:style-name="P18">An instance serves as both a logical and configuration boundary within a relational database system.</text:p>
        </text:list-item>
        <text:list-item>
          <text:p text:style-name="P18">A relational database comprises related objects used for storing, managing, and accessing data organized within schemas.</text:p>
        </text:list-item>
        <text:list-item>
          <text:p text:style-name="P18">Schemas logically group various database objects like tables, views, functions, and triggers, with user schemas containing user-defined objects and system schemas containing configuration and metadata.</text:p>
        </text:list-item>
        <text:list-item>
          <text:p text:style-name="P18">Large tables can be partitioned across multiple partitions to optimize performance.</text:p>
        </text:list-item>
        <text:list-item>
          <text:p text:style-name="P18">Database objects encompass the items existing within the database, including tables, views, and functions.</text:p>
        </text:list-item>
        <text:list-item>
          <text:p text:style-name="P18">Primary keys enforce the uniqueness of rows in tables, while foreign keys establish relationships between tables.</text:p>
        </text:list-item>
        <text:list-item>
          <text:p text:style-name="P18">Indexes, essential for optimizing database performance, are data structures facilitating quick retrieval of specific rows based on certain criteria.</text:p>
        </text:list-item>
        <text:list-item>
          <text:p text:style-name="P18">Indexing involves storing pointers to rows in a table, aiding the SQL processor in swiftly locating requested data.</text:p>
        </text:list-item>
        <text:list-item>
          <text:p text:style-name="P18">Indexes should be created judiciously, balancing advantages against potential disadvantages.</text:p>
        </text:list-item>
        <text:list-item>
          <text:p text:style-name="P18">Normalization, including first (1NF), second (2NF), and third (3NF) normal forms, reduces redundancy and enhances data consistency by organizing data logically.</text:p>
        </text:list-item>
        <text:list-item>
          <text:p text:style-name="P18">Entity integrity constraints ensure the uniqueness of primary key values, while referential integrity constraints specify table relationships.</text:p>
        </text:list-item>
        <text:list-item>
          <text:p text:style-name="P18">Semantic integrity constraints maintain the correctness of data meaning, and domain constraints enforce valid attribute values.</text:p>
        </text:list-item>
        <text:list-item>
          <text:p text:style-name="P18">Null constraints mandate non-null attribute values, and check constraints restrict accepted attribute values.</text:p>
        </text:list-item>
      </text:list>
      <text:p text:style-name="P3"/>
      <text:p text:style-name="P3"/>
      <text:h text:style-name="P1" text:outline-level="1"><text:soft-page-break/>Summary and Highlights</text:h>
      <text:p text:style-name="Text_20_body">Congratulations! You have completed this lesson. At this point, you know that:</text:p>
      <text:list xml:id="list1124177503" text:style-name="L13">
        <text:list-item>
          <text:p text:style-name="P19">MySQL, renowned for its scalability and reliability, is an open-source RDBMS available in various forms, including a free community edition, commercial version, and cloud deployment.</text:p>
        </text:list-item>
        <text:list-item>
          <text:p text:style-name="P19">Key administration tools for MySQL management include MySQL CLI, MySQL Workbench, and phpMyAdmin.</text:p>
        </text:list-item>
        <text:list-item>
          <text:p text:style-name="P19">MySQL CLI enables interaction with the MySQL server and data via commands, while MySQL Workbench integrates SQL development, administration, and design tasks.</text:p>
        </text:list-item>
        <text:list-item>
          <text:p text:style-name="P19">phpMyAdmin, a web-based GUI, is popular among web hosting providers and individual website owners for MySQL management.</text:p>
        </text:list-item>
        <text:list-item>
          <text:p text:style-name="P19">Database and table creation in MySQL can be accomplished through command line interfaces, graphical user interfaces, or API calls.</text:p>
        </text:list-item>
        <text:list-item>
          <text:p text:style-name="P19">phpMyAdmin offers an intuitive interface for creating databases, tables, and columns, allowing for easy addition and modification of post-table creation.</text:p>
        </text:list-item>
        <text:list-item>
          <text:p text:style-name="P19">Backup and restore functionality, available both via command line and phpMyAdmin, facilitates database population.</text:p>
        </text:list-item>
        <text:list-item>
          <text:p text:style-name="P19">For small data inserts, phpMyAdmin provides a convenient manual insertion method.</text:p>
        </text:list-item>
        <text:list-item>
          <text:p text:style-name="P19">Import and export functionalities, accessible through the command line and phpMyAdmin, aid in table population and data saving to files.</text:p>
        </text:list-item>
        <text:list-item>
          <text:p text:style-name="P19">Primary keys in MySQL are established by defining a primary index on one or more columns, and autoincrement can be used to generate sequential numeric data in a column.</text:p>
        </text:list-item>
        <text:list-item>
          <text:p text:style-name="P19">When creating foreign keys, actions like ON DELETE and ON UPDATE can be defined.</text:p>
        </text:list-item>
        <text:list-item>
          <text:p text:style-name="P19">By default, columns in MySQL tables within phpMyAdmin are set to NOT NULL.</text:p>
        </text:list-item>
        <text:list-item>
          <text:p text:style-name="P19">Columns can be configured to accept only unique values in MySQL setups.</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5T19:58:18.534798115</meta:creation-date>
    <meta:generator>LibreOffice/6.4.7.2$Linux_X86_64 LibreOffice_project/40$Build-2</meta:generator>
    <dc:date>2024-06-24T19:23:38.390317658</dc:date>
    <meta:editing-duration>P6DT12H39M</meta:editing-duration>
    <meta:editing-cycles>7</meta:editing-cycles>
    <meta:document-statistic meta:table-count="0" meta:image-count="0" meta:object-count="0" meta:page-count="7" meta:paragraph-count="125" meta:word-count="2176" meta:character-count="14406" meta:non-whitespace-character-count="12436"/>
  </office:meta>
</office:document-meta>
</file>